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Text">
      <style:text-properties officeooo:paragraph-rsid="00bfa63a"/>
    </style:style>
    <style:style style:name="P12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End_20_Date">
      <style:text-properties officeooo:rsid="00c1729d" officeooo:paragraph-rsid="00c1729d"/>
    </style:style>
    <style:style style:name="P16" style:family="paragraph" style:parent-style-name="Table_20_Text">
      <style:text-properties officeooo:paragraph-rsid="00c1729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officeooo:rsid="009b1198"/>
    </style:style>
    <style:style style:name="T7" style:family="text">
      <style:text-properties officeooo:rsid="00a7ae10"/>
    </style:style>
    <style:style style:name="T8" style:family="text">
      <style:text-properties fo:text-transform="uppercase" style:text-position="-3% 100%" style:font-name="Ringside Regular1" fo:font-size="10pt" fo:font-style="italic" fo:font-weight="250" officeooo:rsid="00bdc560" style:font-weight-asian="normal" style:font-weight-complex="normal"/>
    </style:style>
    <style:style style:name="T9" style:family="text">
      <style:text-properties officeooo:rsid="00c03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206092188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Art ambassador for Art Explora and the Louvre museum</text:p>
          </table:table-cell>
        </table:table-row>
        <table:table-row table:style-name="TableLine140206092188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Tester of art history platform Art Explora Academy</text:p>
          </table:table-cell>
        </table:table-row>
        <table:table-row table:style-name="TableLine140204610724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4020461132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40204812228880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402045335055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6">Certificate </text:span>from CNAP<text:span text:style-name="T7"> on Fun</text:span></text:p>
          </table:table-cell>
        </table:table-row>
        <table:table-row table:style-name="TableLine14020461057241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40204611050864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4020461077491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402046114488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40204537457328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20453341785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Software Engineer<text:span text:style-name="T9">, Technical Trainer &amp; Project Manager</text:span></text:p>
          </table:table-cell>
        </table:table-row>
        <table:table-row table:style-name="TableLine14020467906572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40205386159968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40204536007424">
                <table:table-cell table:style-name="SoftwareEngineer.A1" office:value-type="string">
                  <text:p text:style-name="Table_20_Subheading">p<text:span text:style-name="T8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40204536773296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40204679197840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40204679198480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40204679199392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40204679294592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4020467906734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4020467906830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40204679069424">
          <table:table-cell table:style-name="Table2.A1" office:value-type="string">
            <text:p text:style-name="Table_20_Start_20_Date">since 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1-04T15:12:30.177436566</dc:date>
    <meta:editing-duration>PT4H51M12S</meta:editing-duration>
    <meta:editing-cycles>150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57" meta:character-count="1111" meta:non-whitespace-character-count="1004"/>
  </office:meta>
</office:document-meta>
</file>